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Ukhta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To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  <text:p/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Kuznetsk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Harbin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text:p>Mississaug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3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3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Alt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3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6.458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3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text:p>Koube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3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okushi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3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3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3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3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3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Cuencamé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3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3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4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rrakec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3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7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o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1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2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3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3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4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3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2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3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6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6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5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Al-Qunfudh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3" office:value-type="string" calcext:value-type="string">
            <text:p>Bisha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3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our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3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3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3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ānā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3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3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3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âkâ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3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3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3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3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3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3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3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3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Corpus Christi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lpurrurulam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3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3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Hokitik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7:'City Names'.CH57 'City Names'.CJ57:'City Names'.ET57 'City Names'.A1:'City Names'.ET56 'City Names'.A58:'City Names'.ET80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7:'City Names'.CH57 'City Names'.CJ57:'City Names'.ET57 'City Names'.A1:'City Names'.ET56 'City Names'.A58:'City Names'.ET999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7:'City Names'.CH57 'City Names'.CJ57:'City Names'.ET57 'City Names'.A1:'City Names'.ET56 'City Names'.A58:'City Names'.ET999">
            <calcext:condition calcext:apply-style-name="ConditionalStyle_4" calcext:value="=&quot;x&quot;" calcext:base-cell-address="'City Names'.A1"/>
          </calcext:conditional-format>
          <calcext:conditional-format calcext:target-range-address="'City Names'.A57:'City Names'.CH57 'City Names'.CJ57:'City Names'.ET57 'City Names'.A1:'City Names'.ET56 'City Names'.A58:'City Names'.ET999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10-27T16:37:54.685000000</dc:date>
    <meta:editing-duration>PT15H28M59S</meta:editing-duration>
    <meta:editing-cycles>29</meta:editing-cycles>
    <meta:document-statistic meta:table-count="1" meta:cell-count="4845" meta:object-count="0"/>
  </office:meta>
</office:document-meta>
</file>